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paragraph-properties fo:padding="0.0291in" fo:border-left="none" fo:border-right="none" fo:border-top="none" fo:border-bottom="0.0138in solid #000000" style:join-border="false"/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3:</text:p>
      <text:p text:style-name="P1">HW:</text:p>
      <text:p text:style-name="P1"><text:span text:style-name="T1">1.7:</text:span></text:p>
      <text:p text:style-name="P1"><text:span text:style-name="T2">12,17,27,28,32,34</text:span></text:p>
      <text:p text:style-name="P1"><text:span text:style-name="T1">2.1:</text:span></text:p>
      <text:p text:style-name="P1"><text:span text:style-name="T2">8,17,21,26</text:span></text:p>
      <text:p text:style-name="P1"><text:span text:style-name="T2"/></text:p>
      <text:p text:style-name="P1"><text:span text:style-name="T2">pi is 2 in spherical geometry and 3.14.... in normal, infinite values in between</text:span></text:p>
      <text:p text:style-name="P1"><text:span text:style-name="T2"/></text:p>
      <text:p text:style-name="P1"><text:span text:style-name="T2">contradiction proof: when something is NOT something, ex. Irrational is not rational</text:span></text:p>
      <text:p text:style-name="P1"><text:span text:style-name="T2">*by contradiction -you assume the opposite</text:span></text:p>
      <text:p text:style-name="P1"><text:span text:style-name="T2"><text:s text:c="28"/>-lead to a contradiction</text:span></text:p>
      <text:p text:style-name="P1">1.7<text:span text:style-name="T2">:</text:span></text:p>
      <text:p text:style-name="P1"><text:span text:style-name="T2">Read: 1,2,3,6,9, science dude on pg 94</text:span></text:p>
      <text:p text:style-name="P1"><text:span text:style-name="T2"/></text:p>
      <text:p text:style-name="P1"><text:span text:style-name="T1">Common Mistakes:</text:span></text:p>
      <text:p text:style-name="P1"><text:span text:style-name="T1">→</text:span><text:span text:style-name="T2"> proof by example</text:span></text:p>
      <text:p text:style-name="P1"><text:span text:style-name="T2"/></text:p>
      <text:p text:style-name="P1"><text:span text:style-name="T2">ex:</text:span></text:p>
      <text:p text:style-name="P1"><text:span text:style-name="T2">Let x is real. Is x^2 &gt; 0? F</text:span></text:p>
      <text:p text:style-name="P1"><text:span text:style-name="T2"><text:tab/>if x = 0, 0 &gt; 0</text:span></text:p>
      <text:p text:style-name="P1"><text:span text:style-name="T2"/></text:p>
      <text:p text:style-name="P1"><text:span text:style-name="T1">HW problem 12: Prove or disprove that if a and b are rational numbers, then a^b is also rational</text:span></text:p>
      <text:p text:style-name="P5"><text:span text:style-name="T1">let a = p/q, let b = r/s</text:span></text:p>
      <text:p text:style-name="P5"><text:span text:style-name="T1">then a^b = (p/q)^(r/s)</text:span></text:p>
      <text:p text:style-name="P5"><text:span text:style-name="T1">SO a = 2, b = ½, so a^b = 2^ ½ = sqrt(2)</text:span></text:p>
      <text:p text:style-name="P5"><text:span text:style-name="T3">*PROOF BY COUNTEREXAMPLE</text:span><text:span text:style-name="T3">*</text:span></text:p>
      <text:p text:style-name="P5"><text:span text:style-name="T1"/></text:p>
      <text:p text:style-name="P1"><text:span text:style-name="T1">HW problem 28: prove that there are no solutions in integers x and y to the equation 2x^2 + 5y^2 = 14</text:span></text:p>
      <text:p text:style-name="P5"><text:span text:style-name="T1">*like example 6</text:span></text:p>
      <text:p text:style-name="P5"><text:span text:style-name="T1">-by cases</text:span></text:p>
      <text:p text:style-name="P5"><text:span text:style-name="T1">-if |y| &gt;= 2, then 2x^2 +5y^2 &gt;= 2x^2 +20 &gt;= 14 </text:span>impossible</text:p>
      <text:p text:style-name="P3"><text:s text:c="8"/>y cannot be &gt;= 2</text:p>
      <text:p text:style-name="P3"><text:s text:c="8"/>y cannot be &lt;= -2</text:p>
      <text:p text:style-name="P3">-if y = 0, 2x^2 = 14 X</text:p>
      <text:p text:style-name="P3">-if y = 1, 2x^2 + 5 = 14 → 2x^2 = 9 X</text:p>
      <text:p text:style-name="P3">-if y = -1, 2x^2 + 5 = 14 → 2x^2 = 9 X</text:p>
      <text:p text:style-name="P3">NO integer solutions </text:p>
      <text:p text:style-name="P3"/>
      <text:p text:style-name="P6">Proof by God<text:span text:style-name="T4"> </text:span></text:p>
      <text:p text:style-name="P2"><text:span text:style-name="T4">Section 2.1:</text:span></text:p>
      <text:p text:style-name="P2"><text:span text:style-name="T4">ex: A = {a,b,c}</text:span></text:p>
      <text:p text:style-name="P2"><text:span text:style-name="T4"><text:s text:c="6"/>A = {x e z | x is odd}</text:span></text:p>
      <text:p text:style-name="P2"><text:span text:style-name="T4"><text:s text:c="18"/>^ <text:s text:c="3"/>^</text:span></text:p>
      <text:p text:style-name="P2"><text:soft-page-break/><text:span text:style-name="T4"><text:s text:c="3"/>belongs to <text:s text:c="3"/>such that</text:span></text:p>
      <text:p text:style-name="P2"><text:span text:style-name="T4">Equal sets:</text:span></text:p>
      <text:p text:style-name="P2"><text:span text:style-name="T4">Ax (x e A ↔ x e B)</text:span></text:p>
      <text:p text:style-name="P2"><text:span text:style-name="T4"/></text:p>
      <text:p text:style-name="P2"><text:span text:style-name="T4">Subsets:</text:span></text:p>
      <text:p text:style-name="P2"><text:span text:style-name="T4">A &lt; B <text:s text:c="11"/>Ax ( x e A → x e B)</text:span></text:p>
      <text:p text:style-name="P2"><text:span text:style-name="T4"/></text:p>
      <text:p text:style-name="P2"><text:span text:style-name="T4">EmptySet &lt; AnySet</text:span></text:p>
      <text:p text:style-name="P2"><text:span text:style-name="T4">AnySet &lt;= AnySet</text:span></text:p>
      <text:p text:style-name="P2"><text:span text:style-name="T4"/></text:p>
      <text:p text:style-name="P2"><text:span text:style-name="T4">Power set:</text:span></text:p>
      <text:p text:style-name="P2"><text:span text:style-name="T4">set of all subsets</text:span></text:p>
      <text:p text:style-name="P2"><text:span text:style-name="T4">s = {1,2}</text:span></text:p>
      <text:p text:style-name="P2"><text:span text:style-name="T4">P(s) = {EmptySet, {1}, {2}, {1,2}}</text:span></text:p>
      <text:p text:style-name="P2"><text:span text:style-name="T4"/></text:p>
      <text:p text:style-name="P2"><text:span text:style-name="T4">EmptySet = 0 with line through it from bottom left to top right</text:span></text:p>
      <text:p text:style-name="P2"><text:span text:style-name="T4"/></text:p>
      <text:p text:style-name="P2"><text:span text:style-name="T4">NOTE: # of subsets is 2^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yler Holland</meta:initial-creator>
    <meta:creation-date>2009-01-15T14:06:56</meta:creation-date>
    <dc:date>2009-01-15T15:56:42</dc:date>
    <dc:creator>Tyler Holland</dc:creator>
    <meta:editing-duration>PT01H49M22S</meta:editing-duration>
    <meta:editing-cycles>38</meta:editing-cycles>
    <meta:generator>OpenOffice.org/3.0$Linux OpenOffice.org_project/300m9$Build-9358</meta:generator>
    <meta:document-statistic meta:table-count="0" meta:image-count="0" meta:object-count="0" meta:page-count="2" meta:paragraph-count="50" meta:word-count="299" meta:character-count="1365"/>
    <meta:user-defined meta:name="Info 1"/>
    <meta:user-defined meta:name="Info 2"/>
    <meta:user-defined meta:name="Info 3"/>
    <meta:user-defined meta:name="Info 4"/>
  </office:meta>
</office:document-meta>
</file>